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ame.evaluate( List arg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ComposeUrl.Compo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FunctionResolver.JaxpFunctionResolver( EvaluationContext ectx , OXPath20ExpressionBPEL20 o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ertInto.evaluate( List ar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omposeUrl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elper.buildNameValueMap(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oString.evaluate( List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sertAfter.evaluate( List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elper.extractString( Object ar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lete.evaluate( List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omposeUrl.ComposeUrl( boolean preserveUndefinedVar , String fault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bineUrl.evaluate( List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tLinkStatus.evaluate(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FunctionResolver.resolveFunction( QName functionName , int arity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GetVariableData.evaluate( List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XslTransform.evaluate( List arg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GetVariableProperty.evaluate(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elper.extractNameValueMap( Element 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ertAsFirstInto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plitToElements.evaluate( List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elper.extractInteger( Object 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ertBefore.evaluate( List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elper.buildNameValueMap( List args , int be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ertAsLastInto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